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600000023D4BA7F2EADFB41E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087cm" svg:height="15.161cm" svg:x="2.642cm" svg:y="7.378cm">
          <draw:image xlink:href="Pictures/10000000000002600000023D4BA7F2EADFB41E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2:01:14.098668124</meta:creation-date>
    <dc:date>2018-03-06T12:01:29.907439724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